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" svg:font-family="Courier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3" style:family="paragraph" style:parent-style-name="bp">
      <style:paragraph-properties fo:margin-top="0cm" fo:margin-bottom="0cm" loext:contextual-spacing="false"/>
    </style:style>
    <style:style style:name="P4" style:family="paragraph" style:parent-style-name="bp">
      <style:paragraph-properties fo:margin-top="0cm" fo:margin-bottom="0cm" loext:contextual-spacing="false"/>
      <style:text-properties fo:color="#0000ff"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5" style:family="paragraph" style:parent-style-name="bp">
      <style:paragraph-properties fo:margin-top="0cm" fo:margin-bottom="0cm" loext:contextual-spacing="false"/>
      <style:text-properties fo:color="#0000ff" style:font-name="Arial" fo:font-size="14pt" style:font-size-asian="14pt" style:font-name-complex="Arial" style:font-size-complex="14pt"/>
    </style:style>
    <style:style style:name="P6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bp" style:master-page-name="Standard">
      <style:paragraph-properties fo:margin-top="0cm" fo:margin-bottom="0cm" loext:contextual-spacing="false"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fo:color="#0000ff" style:font-name="Arial" fo:font-size="10pt" fo:font-style="italic" style:font-size-asian="10pt" style:font-style-asian="italic" style:font-name-complex="Arial"/>
    </style:style>
    <style:style style:name="T6" style:family="text">
      <style:text-properties fo:color="#0000ff" style:font-name="Arial" fo:font-size="10pt" style:font-size-asian="10pt" style:font-name-complex="Arial"/>
    </style:style>
    <style:style style:name="T7" style:family="text">
      <style:text-properties fo:color="#0000ff" style:font-name="Arial" fo:font-size="14pt" fo:font-weight="bold" style:font-size-asian="14pt" style:font-weight-asian="bold" style:font-name-complex="Arial" style:font-size-complex="14pt"/>
    </style:style>
    <style:style style:name="T8" style:family="text">
      <style:text-properties fo:color="#0000ff" style:font-name="Arial" fo:font-size="12pt" fo:font-weight="bold" style:font-size-asian="12pt" style:font-weight-asian="bold" style:font-name-complex="Arial" style:font-size-complex="12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style="italic" fo:font-weight="bold" style:font-size-asian="14pt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[The Test Case ID should be unique. In addition, the name of each Test Case should reflect the intent of the test case, ideally expressed as a Boolean condition.]</text:span></text:p>
      <text:p text:style-name="P4"/>
      <text:p text:style-name="P3"><text:span text:style-name="T8">&lt;Test Case ID&gt;</text:span><text:span text:style-name="T4"> - </text:span><text:span text:style-name="T8">&lt;Test Case Name&gt;</text:span><text:span text:style-name="T4">:</text:span></text:p>
      <text:p text:style-name="P3"><text:span text:style-name="T2">Description</text:span><text:span text:style-name="T3">: </text:span><text:span text:style-name="T6">[Describe the logical condition that the Test Case evaluates. Include the expected result.]</text:span></text:p>
      <text:p text:style-name="P3"><text:span text:style-name="T2">Pre-conditions</text:span><text:span text:style-name="T3">: </text:span><text:span text:style-name="T6">[List conditions that must be true before this Test Case can start.]</text:span></text:p>
      <text:p text:style-name="P3"><text:span text:style-name="T2">Post-conditions</text:span><text:span text:style-name="T3">: </text:span><text:span text:style-name="T6">[List conditions that should be true when this Test Case ends.]</text:span></text:p>
      <text:p text:style-name="P3"><text:span text:style-name="T2">Data required</text:span><text:span text:style-name="T3">: </text:span><text:span text:style-name="T6">[Identify the type of data required for this Test Case.]</text:span></text:p>
      <text:p text:style-name="P5"/>
      <text:p text:style-name="P6">[repeat as neede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" svg:font-family="Courier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none" fo:country="none" fo:font-weight="bold" style:font-size-asian="9pt" style:language-asian="none" style:country-asian="non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style:font-charset="x-symbol" fo:text-shadow="none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style="italic" fo:font-weight="bold" style:font-size-asian="14pt" style:font-style-asian="italic" style:font-weight-asian="bold"/>
    </style:style>
    <style:style style:name="MT3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&lt;project&gt; Test Cases: &lt;</text:span><text:span text:style-name="MT2">optional</text:span><text:span text:style-name="MT1">: use-case name&gt;</text:span></text:p>
      </style:header>
      <style:footer>
        <text:p text:style-name="MP2"><text:span text:style-name="MT3">Page </text:span><text:span text:style-name="MT3"><text:page-number text:select-page="current">1</text:page-number></text:span><text:span text:style-name="MT3"><text:s/>of </text:span><text:span text:style-name="MT3"><text:page-count style:num-format="1">1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keyword/>
    <dc:description/>
    <meta:creation-date>2021-04-28T22:28:16.509888180</meta:creation-date>
    <dc:creator>Nate oster</dc:creator>
    <dc:date>2007-05-01T19:03:00</dc:date>
    <meta:print-date>2003-10-06T08:49:00</meta:print-date>
    <meta:editing-cycles>5</meta:editing-cycles>
    <meta:editing-duration>PT6M</meta:editing-duration>
    <meta:document-statistic meta:table-count="0" meta:image-count="0" meta:object-count="0" meta:page-count="1" meta:paragraph-count="9" meta:word-count="100" meta:character-count="612" meta:non-whitespace-character-count="520"/>
    <meta:generator>LibreOffice/6.0.7.3$Linux_X86_64 LibreOffice_project/00m0$Build-3</meta:generator>
  </office:meta>
</office:document-meta>
</file>